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aleway" svg:font-family="Raleway"/>
    <style:font-face style:name="Source Sans Pro" svg:font-family="'Source Sans Pro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7e57c2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Section_20_title_20_and_20_descrip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9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" fo:font-size="38pt" fo:letter-spacing="normal" fo:font-style="normal" style:text-underline-style="none" fo:font-weight="bold" style:font-name-asian="Raleway" style:font-size-asian="38pt" style:font-style-asian="normal" style:font-weight-asian="bold" style:font-name-complex="Raleway" style:font-size-complex="3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8" style:family="text">
      <style:text-properties fo:font-variant="normal" fo:text-transform="none" fo:color="#7f7f7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8" presentation:style-name="pr1" draw:text-style-name="P2" draw:layer="layout" svg:width="22.732cm" svg:height="4.092cm" svg:x="1.35cm" svg:y="0.735cm" presentation:class="title" presentation:user-transformed="true">
          <draw:text-box>
            <text:p text:style-name="P1"><text:span text:style-name="T1">How to Plan a Big Project</text:span></text:p>
          </draw:text-box>
        </draw:frame>
        <draw:frame draw:name="Shape 59" presentation:style-name="pr2" draw:text-style-name="P3" draw:layer="layout" svg:width="22.732cm" svg:height="2.391cm" svg:x="1.35cm" svg:y="4.828cm" presentation:class="subtitle" presentation:placeholder="true" presentation:user-transformed="true">
          <draw:text-box/>
        </draw:frame>
        <presentation:notes draw:style-name="dp2">
          <draw:page-thumbnail draw:name="Shape 55" draw:style-name="gr1" draw:layer="layout" svg:width="16.933cm" svg:height="9.524cm" svg:x="1.059cm" svg:y="1.905cm" draw:page-number="1" presentation:class="page"/>
          <draw:frame draw:name="Shape 5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Your Project Idea?" draw:style-name="dp1" draw:master-page-name="Main_20_point">
        <draw:frame draw:name="Shape 64" presentation:style-name="pr4" draw:text-style-name="P5" draw:layer="layout" svg:width="15.566cm" svg:height="11.362cm" svg:x="1.362cm" svg:y="1.462cm" presentation:class="title" presentation:user-transformed="true">
          <draw:text-box>
            <text:p text:style-name="P1"><text:span text:style-name="T2">What’s Your Project Idea?</text:span></text:p>
          </draw:text-box>
        </draw:frame>
        <presentation:notes draw:style-name="dp2">
          <draw:page-thumbnail draw:name="Shape 61" draw:style-name="gr1" draw:layer="layout" svg:width="16.932cm" svg:height="9.524cm" svg:x="1.059cm" svg:y="1.905cm" draw:page-number="2" presentation:class="page"/>
          <draw:frame draw:name="Shape 6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makes a good project idea?" draw:style-name="dp1" draw:master-page-name="Section_20_title_20_and_20_description">
        <draw:frame draw:name="Shape 69" presentation:style-name="pr6" draw:text-style-name="P7" draw:layer="layout" svg:width="11.236cm" svg:height="4.259cm" svg:x="0.738cm" svg:y="3.283cm" presentation:class="title" presentation:user-transformed="true">
          <draw:text-box>
            <text:p text:style-name="P6"><text:span text:style-name="T3">What makes a good project idea?</text:span></text:p>
          </draw:text-box>
        </draw:frame>
        <draw:frame draw:name="Shape 70" presentation:style-name="pr7" draw:text-style-name="P9" draw:layer="layout" svg:width="10.657cm" svg:height="10.263cm" svg:x="13.721cm" svg:y="2.012cm" presentation:class="outline" presentation:user-transformed="true">
          <draw:text-box>
            <text:p text:style-name="P8"><text:span text:style-name="T4">Solves a Problem</text:span></text:p>
            <text:p text:style-name="P8"><text:span text:style-name="T4">Entertains</text:span></text:p>
            <text:p text:style-name="P8"><text:span text:style-name="T4">Clear Requirements</text:span></text:p>
            <text:p text:style-name="P8"><text:span text:style-name="T4"/></text:p>
            <text:p text:style-name="P8"><text:span text:style-name="T5"/></text:p>
          </draw:text-box>
        </draw:frame>
        <draw:frame draw:name="Shape 71" presentation:style-name="pr8" draw:text-style-name="P10" draw:layer="layout" svg:width="11.236cm" svg:height="3.737cm" svg:x="0.738cm" svg:y="7.692cm" presentation:class="subtitle" presentation:placeholder="true" presentation:user-transformed="true">
          <draw:text-box/>
        </draw:frame>
        <presentation:notes draw:style-name="dp2">
          <draw:page-thumbnail draw:name="Shape 66" draw:style-name="gr1" draw:layer="layout" svg:width="16.932cm" svg:height="9.524cm" svg:x="1.059cm" svg:y="1.905cm" draw:page-number="3" presentation:class="page"/>
          <draw:frame draw:name="Shape 6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 have an idea. " draw:style-name="dp1" draw:master-page-name="Section_20_header">
        <draw:frame draw:name="Shape 76" presentation:style-name="pr10" draw:text-style-name="P11" draw:layer="layout" svg:width="22.732cm" svg:height="2.182cm" svg:x="1.35cm" svg:y="4.763cm" presentation:class="title" presentation:user-transformed="true">
          <draw:text-box>
            <text:p text:style-name="P1"><text:span text:style-name="T6">You have an idea. </text:span></text:p>
          </draw:text-box>
        </draw:frame>
        <presentation:notes draw:style-name="dp2">
          <draw:page-thumbnail draw:name="Shape 73" draw:style-name="gr1" draw:layer="layout" svg:width="16.932cm" svg:height="9.524cm" svg:x="1.059cm" svg:y="1.905cm" draw:page-number="4" presentation:class="page"/>
          <draw:frame draw:name="Shape 74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 have an idea. Now what?" draw:style-name="dp1" draw:master-page-name="Section_20_header">
        <draw:frame draw:name="Shape 81" presentation:style-name="pr10" draw:text-style-name="P11" draw:layer="layout" svg:width="22.732cm" svg:height="2.182cm" svg:x="1.35cm" svg:y="4.763cm" presentation:class="title" presentation:user-transformed="true">
          <draw:text-box>
            <text:p text:style-name="P1"><text:span text:style-name="T6">You have an idea. Now what?</text:span></text:p>
          </draw:text-box>
        </draw:frame>
        <presentation:notes draw:style-name="dp2">
          <draw:page-thumbnail draw:name="Shape 78" draw:style-name="gr1" draw:layer="layout" svg:width="16.932cm" svg:height="9.524cm" svg:x="1.059cm" svg:y="1.905cm" draw:page-number="5" presentation:class="page"/>
          <draw:frame draw:name="Shape 79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Mapping" draw:style-name="dp1" draw:master-page-name="Main_20_point">
        <draw:frame draw:name="Shape 86" presentation:style-name="pr4" draw:text-style-name="P5" draw:layer="layout" svg:width="15.566cm" svg:height="11.362cm" svg:x="1.362cm" svg:y="1.462cm" presentation:class="title" presentation:user-transformed="true">
          <draw:text-box>
            <text:p text:style-name="P1"><text:span text:style-name="T2">User Story Mapping</text:span></text:p>
          </draw:text-box>
        </draw:frame>
        <presentation:notes draw:style-name="dp2">
          <draw:page-thumbnail draw:name="Shape 83" draw:style-name="gr1" draw:layer="layout" svg:width="16.932cm" svg:height="9.524cm" svg:x="1.059cm" svg:y="1.905cm" draw:page-number="6" presentation:class="page"/>
          <draw:frame draw:name="Shape 8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Synopsis" draw:style-name="dp1" draw:master-page-name="Section_20_title_20_and_20_description">
        <draw:frame draw:name="Shape 91" presentation:style-name="pr6" draw:text-style-name="P7" draw:layer="layout" svg:width="11.236cm" svg:height="4.259cm" svg:x="0.738cm" svg:y="3.283cm" presentation:class="title" presentation:user-transformed="true">
          <draw:text-box>
            <text:p text:style-name="P6"><text:span text:style-name="T3">Project Synopsis</text:span></text:p>
          </draw:text-box>
        </draw:frame>
        <draw:frame draw:name="Shape 92" presentation:style-name="pr8" draw:text-style-name="P10" draw:layer="layout" svg:width="11.236cm" svg:height="3.737cm" svg:x="0.738cm" svg:y="7.692cm" presentation:class="subtitle" presentation:placeholder="true" presentation:user-transformed="true">
          <draw:text-box/>
        </draw:frame>
        <draw:frame draw:name="Shape 93" presentation:style-name="pr7" draw:text-style-name="P9" draw:layer="layout" svg:width="10.657cm" svg:height="10.263cm" svg:x="13.721cm" svg:y="2.012cm" presentation:class="outline" presentation:user-transformed="true">
          <draw:text-box>
            <text:p text:style-name="P8"><text:span text:style-name="T5">What are you making?</text:span></text:p>
            <text:p text:style-name="P8"><text:span text:style-name="T5">Why are you making it?</text:span></text:p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7" presentation:class="page"/>
          <draw:frame draw:name="Shape 8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as" draw:style-name="dp1" draw:master-page-name="Section_20_title_20_and_20_description">
        <draw:frame draw:name="Shape 98" presentation:style-name="pr6" draw:text-style-name="P7" draw:layer="layout" svg:width="11.236cm" svg:height="4.259cm" svg:x="0.738cm" svg:y="3.283cm" presentation:class="title" presentation:user-transformed="true">
          <draw:text-box>
            <text:p text:style-name="P6"><text:span text:style-name="T3">Personas</text:span></text:p>
          </draw:text-box>
        </draw:frame>
        <draw:frame draw:name="Shape 99" presentation:style-name="pr8" draw:text-style-name="P10" draw:layer="layout" svg:width="11.236cm" svg:height="3.737cm" svg:x="0.738cm" svg:y="7.692cm" presentation:class="subtitle" presentation:placeholder="true" presentation:user-transformed="true">
          <draw:text-box/>
        </draw:frame>
        <draw:frame draw:name="Shape 100" presentation:style-name="pr7" draw:text-style-name="P9" draw:layer="layout" svg:width="10.657cm" svg:height="10.263cm" svg:x="13.721cm" svg:y="2.012cm" presentation:class="outline" presentation:user-transformed="true">
          <draw:text-box>
            <text:p text:style-name="P8"><text:span text:style-name="T5">Who is using your app?</text:span></text:p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8" presentation:class="page"/>
          <draw:frame draw:name="Shape 9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as" draw:style-name="dp1" draw:master-page-name="Title_20_and_20_body" presentation:presentation-page-layout-name="AL2T1">
        <draw:frame draw:name="Shape 105" presentation:style-name="pr12" draw:text-style-name="P12" draw:layer="layout" svg:width="23.667cm" svg:height="1.731cm" svg:x="0.866cm" svg:y="1.236cm" presentation:class="title" presentation:user-transformed="true">
          <draw:text-box>
            <text:p text:style-name="P1"><text:span text:style-name="T7">Personas</text:span></text:p>
          </draw:text-box>
        </draw:frame>
        <draw:frame draw:name="Shape 106" presentation:style-name="pr13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8">NOTE: It's common to use large sticky notes, cards, or a whiteboard for this process.</text:span></text:p>
            <text:p text:style-name="P8"><text:span text:style-name="T8">Consider your project's potential user groups. </text:span><text:span text:style-name="T8"><text:line-break/></text:span><text:span text:style-name="T8">(i.e. buyer, sellers, administrators, students, teachers, hikers, musicians)</text:span></text:p>
            <text:p text:style-name="P8"><text:span text:style-name="T8">For each persona, list the following:</text:span></text:p>
            <text:p text:style-name="P8"><text:span text:style-name="T8">Activities they would complete in your app</text:span><text:span text:style-name="T8"><text:line-break/></text:span><text:span text:style-name="T8">Pain points of how they do those activities now</text:span><text:span text:style-name="T8"><text:line-break/></text:span><text:span text:style-name="T8">Any additional notes</text:span></text:p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9" presentation:class="page"/>
          <draw:frame draw:name="Shape 103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 Your Stories" draw:style-name="dp1" draw:master-page-name="Section_20_title_20_and_20_description">
        <draw:frame draw:name="Shape 111" presentation:style-name="pr6" draw:text-style-name="P7" draw:layer="layout" svg:width="11.236cm" svg:height="4.259cm" svg:x="0.738cm" svg:y="3.283cm" presentation:class="title" presentation:user-transformed="true">
          <draw:text-box>
            <text:p text:style-name="P6"><text:span text:style-name="T3">Map Your Stories</text:span></text:p>
          </draw:text-box>
        </draw:frame>
        <draw:frame draw:name="Shape 112" presentation:style-name="pr8" draw:text-style-name="P10" draw:layer="layout" svg:width="11.236cm" svg:height="3.737cm" svg:x="0.738cm" svg:y="7.692cm" presentation:class="subtitle" presentation:placeholder="true" presentation:user-transformed="true">
          <draw:text-box/>
        </draw:frame>
        <draw:frame draw:name="Shape 113" presentation:style-name="pr7" draw:text-style-name="P9" draw:layer="layout" svg:width="10.657cm" svg:height="10.263cm" svg:x="13.721cm" svg:y="2.012cm" presentation:class="outline" presentation:user-transformed="true">
          <draw:text-box>
            <text:p text:style-name="P8"><text:span text:style-name="T5">Break down persona activities into workable user stories or tickets</text:span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10" presentation:class="page"/>
          <draw:frame draw:name="Shape 10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ngs You’ll Need" draw:style-name="dp1" draw:master-page-name="Title_20_and_20_body" presentation:presentation-page-layout-name="AL2T1">
        <draw:frame draw:name="Shape 118" presentation:style-name="pr12" draw:text-style-name="P12" draw:layer="layout" svg:width="23.667cm" svg:height="1.731cm" svg:x="0.866cm" svg:y="1.236cm" presentation:class="title" presentation:user-transformed="true">
          <draw:text-box>
            <text:p text:style-name="P1"><text:span text:style-name="T7">Things You’ll Need</text:span></text:p>
          </draw:text-box>
        </draw:frame>
        <draw:frame draw:name="Shape 119" presentation:style-name="pr13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8">Whiteboard or wall</text:span></text:p>
            <text:p text:style-name="P8"><text:span text:style-name="T8">Four different color sticky notes</text:span></text:p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11" presentation:class="page"/>
          <draw:frame draw:name="Shape 116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as" draw:style-name="dp1" draw:master-page-name="Main_20_point">
        <draw:frame draw:name="Shape 124" presentation:style-name="pr4" draw:text-style-name="P5" draw:layer="layout" svg:width="15.566cm" svg:height="11.362cm" svg:x="1.362cm" svg:y="1.462cm" presentation:class="title" presentation:user-transformed="true">
          <draw:text-box>
            <text:p text:style-name="P1"><text:span text:style-name="T2">Personas</text:span></text:p>
          </draw:text-box>
        </draw:frame>
        <presentation:notes draw:style-name="dp2">
          <draw:page-thumbnail draw:name="Shape 121" draw:style-name="gr1" draw:layer="layout" svg:width="16.932cm" svg:height="9.524cm" svg:x="1.059cm" svg:y="1.905cm" draw:page-number="12" presentation:class="page"/>
          <draw:frame draw:name="Shape 12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ties" draw:style-name="dp3" draw:master-page-name="Main_20_point">
        <draw:frame draw:name="Shape 129" presentation:style-name="pr4" draw:text-style-name="P5" draw:layer="layout" svg:width="15.566cm" svg:height="11.362cm" svg:x="1.362cm" svg:y="1.462cm" presentation:class="title" presentation:user-transformed="true">
          <draw:text-box>
            <text:p text:style-name="P1"><text:span text:style-name="T2">Activities</text:span></text:p>
          </draw:text-box>
        </draw:frame>
        <presentation:notes draw:style-name="dp2">
          <draw:page-thumbnail draw:name="Shape 126" draw:style-name="gr1" draw:layer="layout" svg:width="16.932cm" svg:height="9.524cm" svg:x="1.059cm" svg:y="1.905cm" draw:page-number="13" presentation:class="page"/>
          <draw:frame draw:name="Shape 12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ies" draw:style-name="dp1" draw:master-page-name="Main_20_point">
        <draw:frame draw:name="Shape 134" presentation:style-name="pr4" draw:text-style-name="P5" draw:layer="layout" svg:width="15.566cm" svg:height="11.362cm" svg:x="1.362cm" svg:y="1.462cm" presentation:class="title" presentation:user-transformed="true">
          <draw:text-box>
            <text:p text:style-name="P1"><text:span text:style-name="T2">User Stories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4" presentation:class="page"/>
          <draw:frame draw:name="Shape 13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termine Your MVP" draw:style-name="dp1" draw:master-page-name="Section_20_title_20_and_20_description">
        <draw:frame draw:name="Shape 139" presentation:style-name="pr6" draw:text-style-name="P7" draw:layer="layout" svg:width="11.236cm" svg:height="4.259cm" svg:x="0.738cm" svg:y="3.283cm" presentation:class="title" presentation:user-transformed="true">
          <draw:text-box>
            <text:p text:style-name="P6"><text:span text:style-name="T3">Determine Your MVP</text:span></text:p>
          </draw:text-box>
        </draw:frame>
        <draw:frame draw:name="Shape 140" presentation:style-name="pr8" draw:text-style-name="P10" draw:layer="layout" svg:width="11.236cm" svg:height="3.737cm" svg:x="0.738cm" svg:y="7.692cm" presentation:class="subtitle" presentation:placeholder="true" presentation:user-transformed="true">
          <draw:text-box/>
        </draw:frame>
        <draw:frame draw:name="Shape 141" presentation:style-name="pr7" draw:text-style-name="P9" draw:layer="layout" svg:width="10.657cm" svg:height="10.263cm" svg:x="13.721cm" svg:y="2.012cm" presentation:class="outline" presentation:user-transformed="true">
          <draw:text-box>
            <text:p text:style-name="P8"><text:span text:style-name="T5">What is the minimum functionality needed for your app to work?</text:span></text:p>
          </draw:text-box>
        </draw:frame>
        <presentation:notes draw:style-name="dp2">
          <draw:page-thumbnail draw:name="Shape 136" draw:style-name="gr1" draw:layer="layout" svg:width="16.932cm" svg:height="9.524cm" svg:x="1.059cm" svg:y="1.905cm" draw:page-number="15" presentation:class="page"/>
          <draw:frame draw:name="Shape 13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oritize Your Backlog" draw:style-name="dp1" draw:master-page-name="Section_20_title_20_and_20_description">
        <draw:frame draw:name="Shape 146" presentation:style-name="pr6" draw:text-style-name="P7" draw:layer="layout" svg:width="11.236cm" svg:height="4.259cm" svg:x="0.738cm" svg:y="3.283cm" presentation:class="title" presentation:user-transformed="true">
          <draw:text-box>
            <text:p text:style-name="P6"><text:span text:style-name="T3">Prioritize Your Backlog</text:span></text:p>
          </draw:text-box>
        </draw:frame>
        <draw:frame draw:name="Shape 147" presentation:style-name="pr8" draw:text-style-name="P10" draw:layer="layout" svg:width="11.236cm" svg:height="3.737cm" svg:x="0.738cm" svg:y="7.692cm" presentation:class="subtitle" presentation:placeholder="true" presentation:user-transformed="true">
          <draw:text-box/>
        </draw:frame>
        <draw:frame draw:name="Shape 148" presentation:style-name="pr7" draw:text-style-name="P9" draw:layer="layout" svg:width="10.657cm" svg:height="10.263cm" svg:x="13.721cm" svg:y="2.012cm" presentation:class="outline" presentation:user-transformed="true">
          <draw:text-box>
            <text:p text:style-name="P8"><text:span text:style-name="T5">Place your tickets in order</text:span></text:p>
            <text:p text:style-name="P8"><text:span text:style-name="T5">Consider dependencies</text:span></text:p>
          </draw:text-box>
        </draw:frame>
        <presentation:notes draw:style-name="dp2">
          <draw:page-thumbnail draw:name="Shape 143" draw:style-name="gr1" draw:layer="layout" svg:width="16.932cm" svg:height="9.524cm" svg:x="1.059cm" svg:y="1.905cm" draw:page-number="16" presentation:class="page"/>
          <draw:frame draw:name="Shape 14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rt Development" draw:style-name="dp1" draw:master-page-name="Section_20_title_20_and_20_description">
        <draw:frame draw:name="Shape 153" presentation:style-name="pr6" draw:text-style-name="P7" draw:layer="layout" svg:width="11.236cm" svg:height="4.259cm" svg:x="0.738cm" svg:y="3.283cm" presentation:class="title" presentation:user-transformed="true">
          <draw:text-box>
            <text:p text:style-name="P6"><text:span text:style-name="T3">Start Development</text:span></text:p>
          </draw:text-box>
        </draw:frame>
        <draw:frame draw:name="Shape 154" presentation:style-name="pr8" draw:text-style-name="P10" draw:layer="layout" svg:width="11.236cm" svg:height="3.737cm" svg:x="0.738cm" svg:y="7.692cm" presentation:class="subtitle" presentation:placeholder="true" presentation:user-transformed="true">
          <draw:text-box/>
        </draw:frame>
        <draw:frame draw:name="Shape 155" presentation:style-name="pr7" draw:text-style-name="P9" draw:layer="layout" svg:width="10.657cm" svg:height="10.263cm" svg:x="13.721cm" svg:y="2.012cm" presentation:class="outline" presentation:placeholder="true" presentation:user-transformed="true">
          <draw:text-box/>
        </draw:frame>
        <presentation:notes draw:style-name="dp2">
          <draw:page-thumbnail draw:name="Shape 150" draw:style-name="gr1" draw:layer="layout" svg:width="16.932cm" svg:height="9.524cm" svg:x="1.059cm" svg:y="1.905cm" draw:page-number="17" presentation:class="page"/>
          <draw:frame draw:name="Shape 15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aleway" svg:font-family="Raleway"/>
    <style:font-face style:name="Source Sans Pro" svg:font-family="'Source Sans Pro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5e2b97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5e2b9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e2b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8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e2b97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4.951cm" svg:height="6.698cm" svg:x="0.224cm" svg:y="7.364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1" draw:text-style-name="MP6" draw:layer="backgroundobjects" svg:width="22.732cm" svg:height="4.092cm" svg:x="1.35cm" svg:y="0.735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35" presentation:style-name="Mpr5" draw:text-style-name="MP9" draw:layer="backgroundobjects" svg:width="15.566cm" svg:height="11.362cm" svg:x="1.362cm" svg:y="1.462cm" presentation:class="title" presentation:user-transformed="true">
        <draw:text-box>
          <text:p/>
        </draw:text-box>
      </draw:frame>
      <draw:frame draw:name="Shape 36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38" draw:style-name="Mgr3" draw:text-style-name="MP5" draw:layer="backgroundobjects" svg:width="12.295cm" svg:height="13.838cm" svg:x="12.88cm" svg:y="0.224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9" draw:style-name="Mgr4" draw:text-style-name="MP10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40" presentation:style-name="Mpr9" draw:text-style-name="MP11" draw:layer="backgroundobjects" svg:width="11.236cm" svg:height="4.259cm" svg:x="0.738cm" svg:y="3.283cm" presentation:class="title" presentation:user-transformed="true">
        <draw:text-box>
          <text:p/>
        </draw:text-box>
      </draw:frame>
      <draw:frame draw:name="Shape 42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43" presentation:style-name="Mpr1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Shape 15" draw:style-name="Mgr3" draw:text-style-name="MP5" draw:layer="backgroundobjects" svg:width="24.951cm" svg:height="6.698cm" svg:x="0.224cm" svg:y="7.364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" presentation:style-name="Mpr13" draw:text-style-name="MP12" draw:layer="backgroundobjects" svg:width="22.732cm" svg:height="2.182cm" svg:x="1.35cm" svg:y="4.763cm" presentation:class="title" presentation:user-transformed="true">
        <draw:text-box>
          <text:p/>
        </draw:text-box>
      </draw:frame>
      <draw:frame draw:name="Shape 17" presentation:style-name="Mpr1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9" presentation:style-name="Mpr17" draw:text-style-name="MP13" draw:layer="backgroundobjects" svg:width="23.667cm" svg:height="1.731cm" svg:x="0.866cm" svg:y="1.236cm" presentation:class="title" presentation:user-transformed="true">
        <draw:text-box>
          <text:p/>
        </draw:text-box>
      </draw:frame>
      <draw:frame draw:name="Shape 20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1" presentation:style-name="Mpr18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7"/>
    <meta:generator>LibreOfficeDev/5.1.0.3$Linux_X86_64 LibreOffice_project/</meta:generator>
  </office:meta>
</office:document-meta>
</file>